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08f29" officeooo:paragraph-rsid="00108f29" style:font-size-asian="10pt" style:font-size-complex="10pt"/>
    </style:style>
    <style:style style:name="P2" style:family="paragraph" style:parent-style-name="Standard">
      <style:text-properties fo:font-size="10pt" officeooo:rsid="000dc436" officeooo:paragraph-rsid="000dc436" style:font-size-asian="10pt" style:font-size-complex="10pt"/>
    </style:style>
    <style:style style:name="P3" style:family="paragraph" style:parent-style-name="Standard">
      <style:text-properties fo:font-size="10pt" officeooo:rsid="000dc436" officeooo:paragraph-rsid="00146e3a" style:font-size-asian="10pt" style:font-size-complex="10pt"/>
    </style:style>
    <style:style style:name="T1" style:family="text">
      <style:text-properties officeooo:rsid="000fa81f"/>
    </style:style>
    <style:style style:name="T2" style:family="text">
      <style:text-properties officeooo:rsid="00108f29"/>
    </style:style>
    <style:style style:name="T3" style:family="text">
      <style:text-properties officeooo:rsid="001235ca"/>
    </style:style>
    <style:style style:name="T4" style:family="text">
      <style:text-properties officeooo:rsid="0013b3ea"/>
    </style:style>
    <style:style style:name="T5" style:family="text">
      <style:text-properties officeooo:rsid="00146e3a"/>
    </style:style>
    <style:style style:name="T6" style:family="text">
      <style:text-properties officeooo:rsid="001617c0"/>
    </style:style>
    <style:style style:name="T7" style:family="text">
      <style:text-properties officeooo:rsid="00173ce7"/>
    </style:style>
    <style:style style:name="T8" style:family="text">
      <style:text-properties officeooo:rsid="001b1e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B<text:line-break/>NOUN</text:p>
      <text:p text:style-name="P1">PROPN</text:p>
      <text:p text:style-name="P1">ADJ</text:p>
      <text:p text:style-name="P1">ADV</text:p>
      <text:p text:style-name="P1">INTJ</text:p>
      <text:p text:style-name="P2"/>
      <text:p text:style-name="P1">ADP</text:p>
      <text:p text:style-name="P1">AUX</text:p>
      <text:p text:style-name="P1">CCONJ</text:p>
      <text:p text:style-name="P1">DET</text:p>
      <text:p text:style-name="P1">NUM</text:p>
      <text:p text:style-name="P1">PART</text:p>
      <text:p text:style-name="P1">PRON</text:p>
      <text:p text:style-name="P1">SCONJ</text:p>
      <text:p text:style-name="P1"/>
      <text:p text:style-name="P1">(PUNCT, SYM)</text:p>
      <text:p text:style-name="P1"/>
      <text:p text:style-name="P2"><text:span text:style-name="T1">r</text:span>oot<text:tab/><text:tab/><text:span text:style-name="T2">VERB,NOUN,ADJ,ADV<text:tab/><text:tab/>--<text:tab/></text:span><text:span text:style-name="T7">presence of copula</text:span></text:p>
      <text:p text:style-name="P2">nsubj<text:tab/><text:tab/><text:span text:style-name="T2">NOUN,PROPN,PRON<text:tab/><text:tab/></text:span><text:span text:style-name="T5">L<text:tab/></text:span><text:span text:style-name="T7">absence of case</text:span></text:p>
      <text:p text:style-name="P2">obj<text:tab/><text:tab/><text:span text:style-name="T2">NOUN,PROPN,PRON<text:tab/><text:tab/></text:span><text:span text:style-name="T5">L<text:tab/></text:span><text:span text:style-name="T7">accusative, verb suffix, V lex</text:span></text:p>
      <text:p text:style-name="P2"><text:span text:style-name="T7">(</text:span>iobj<text:tab/><text:tab/><text:span text:style-name="T2">NOUN,PROPN,PRON<text:tab/><text:tab/></text:span><text:span text:style-name="T5">L</text:span><text:span text:style-name="T7">)</text:span><text:span text:style-name="T5"><text:tab/></text:span></text:p>
      <text:p text:style-name="P2"/>
      <text:p text:style-name="P2">csubj<text:tab/><text:tab/><text:span text:style-name="T2">VERB,</text:span><text:span text:style-name="T3">NOUN(inf),ADJ(?)<text:tab/></text:span><text:span text:style-name="T5">L<text:tab/></text:span><text:span text:style-name="T7">subordinate or infinitive morphology</text:span></text:p>
      <text:p text:style-name="P2">ccomp<text:tab/><text:tab/><text:span text:style-name="T3">VERB,NOUN(inf),ADJ(?)<text:tab/></text:span><text:span text:style-name="T5">L<text:tab/></text:span><text:span text:style-name="T7">subordinate or infinitive morphology</text:span></text:p>
      <text:p text:style-name="P2">xcomp<text:tab/><text:tab/><text:span text:style-name="T3">VERB,NOUN(inf),ADJ(?)<text:tab/></text:span><text:span text:style-name="T5">L<text:tab/></text:span><text:span text:style-name="T7">subordinate or infinitive morphology</text:span></text:p>
      <text:p text:style-name="P2"/>
      <text:p text:style-name="P2">obl<text:tab/><text:tab/><text:span text:style-name="T3">NOUN,PROPN,PRON<text:tab/><text:tab/></text:span><text:span text:style-name="T5">L<text:tab/></text:span><text:span text:style-name="T7">case, verb suffix, V lex</text:span></text:p>
      <text:p text:style-name="P2">expl<text:tab/><text:tab/><text:span text:style-name="T3">NOUN,PROPN,PRON<text:tab/><text:tab/></text:span><text:span text:style-name="T5">L<text:tab/></text:span><text:span text:style-name="T7">absence of case, V lex</text:span></text:p>
      <text:p text:style-name="P2">advcl<text:tab/><text:tab/><text:span text:style-name="T3">VERB,NOUN(inf)ADJ(?)<text:tab/><text:tab/></text:span><text:span text:style-name="T5">L<text:tab/></text:span><text:span text:style-name="T7">conj V prefix, converb, infinitive+case</text:span></text:p>
      <text:p text:style-name="P2">advmod<text:tab/><text:tab/><text:span text:style-name="T3">ADV,NOUN(?)<text:tab/><text:tab/><text:tab/></text:span><text:span text:style-name="T5">L<text:tab/></text:span><text:span text:style-name="T7">POS</text:span></text:p>
      <text:p text:style-name="P2">discourse<text:tab/>?<text:tab/><text:tab/><text:tab/><text:tab/><text:span text:style-name="T5">LR<text:tab/></text:span><text:span text:style-name="T7">limited lex, POS?</text:span></text:p>
      <text:p text:style-name="P2"><text:span text:style-name="T3">a</text:span>ux<text:tab/><text:tab/><text:span text:style-name="T3">AUX<text:tab/><text:tab/><text:tab/><text:tab/></text:span><text:span text:style-name="T5">R<text:tab/></text:span><text:span text:style-name="T7">POS</text:span></text:p>
      <text:p text:style-name="P2">cop<text:tab/><text:tab/><text:span text:style-name="T3">AUX<text:tab/><text:tab/><text:tab/><text:tab/></text:span><text:span text:style-name="T5">R<text:tab/></text:span><text:span text:style-name="T7">POS</text:span></text:p>
      <text:p text:style-name="P2">mark<text:tab/><text:tab/><text:span text:style-name="T6">mainly </text:span><text:span text:style-name="T3">word-internal?<text:tab/><text:tab/></text:span><text:span text:style-name="T5">L?<text:tab/>ስመጣ, የሚመጣ, ከመጣ በኋላ</text:span></text:p>
      <text:p text:style-name="P2">(vocative)<text:tab/><text:span text:style-name="T3">PROPN<text:tab/><text:tab/><text:tab/><text:tab/></text:span><text:span text:style-name="T5">LR</text:span></text:p>
      <text:p text:style-name="P2">(dislocated)<text:tab/><text:span text:style-name="T3">NOUN,PROPN,PRON<text:tab/><text:tab/></text:span><text:span text:style-name="T5">LR</text:span></text:p>
      <text:p text:style-name="P2"/>
      <text:p text:style-name="P2">nmod<text:tab/><text:tab/><text:span text:style-name="T3">NOUN,PROPN,PRON<text:tab/><text:tab/></text:span><text:span text:style-name="T5">L</text:span></text:p>
      <text:p text:style-name="P2">acl<text:tab/><text:tab/><text:span text:style-name="T4">VERB<text:tab/><text:tab/><text:tab/><text:tab/></text:span><text:span text:style-name="T5">L</text:span></text:p>
      <text:p text:style-name="P2">amod<text:tab/><text:tab/><text:span text:style-name="T4">ADJ<text:tab/><text:tab/><text:tab/><text:tab/></text:span><text:span text:style-name="T5">L</text:span></text:p>
      <text:p text:style-name="P2">det<text:tab/><text:tab/><text:span text:style-name="T4">DET<text:tab/><text:tab/><text:tab/><text:tab/></text:span><text:span text:style-name="T5">L</text:span></text:p>
      <text:p text:style-name="P2">case<text:tab/><text:tab/><text:span text:style-name="T4">ADP<text:tab/><text:tab/><text:tab/><text:tab/></text:span><text:span text:style-name="T5">LR?</text:span></text:p>
      <text:p text:style-name="P2"><text:soft-page-break/>(appos)<text:tab/><text:tab/><text:span text:style-name="T4">NOUN,PROPN<text:tab/><text:tab/><text:tab/></text:span><text:span text:style-name="T5">R</text:span></text:p>
      <text:p text:style-name="P2">(nummod)<text:tab/><text:span text:style-name="T4">NUM<text:tab/><text:tab/><text:tab/><text:tab/></text:span><text:span text:style-name="T5">L</text:span></text:p>
      <text:p text:style-name="P2"/>
      <text:p text:style-name="P2">conj<text:tab/><text:tab/><text:span text:style-name="T4">NOUN,PROPN,PRON,ADJ?,ADV?<text:tab/><text:tab/></text:span><text:span text:style-name="T5">R</text:span></text:p>
      <text:p text:style-name="P2"><text:span text:style-name="T4">c</text:span>c<text:tab/><text:tab/><text:span text:style-name="T4">CCONJ (often word-internal)<text:tab/><text:tab/></text:span><text:span text:style-name="T5">L</text:span></text:p>
      <text:p text:style-name="P2"/>
      <text:p text:style-name="P2">punct<text:tab/><text:tab/><text:tab/><text:tab/><text:tab/><text:tab/><text:tab/><text:tab/><text:span text:style-name="T5">R</text:span></text:p>
      <text:p text:style-name="P2">(dep)</text:p>
      <text:p text:style-name="P2"/>
      <text:p text:style-name="P3">fixed<text:tab/><text:tab/><text:tab/><text:tab/><text:tab/><text:tab/><text:tab/><text:tab/><text:span text:style-name="T5">R</text:span></text:p>
      <text:p text:style-name="P3">flat<text:tab/><text:tab/><text:tab/><text:tab/><text:tab/><text:tab/><text:tab/><text:tab/><text:span text:style-name="T5">R</text:span></text:p>
      <text:p text:style-name="P3">compound<text:tab/><text:tab/><text:tab/><text:tab/><text:tab/><text:tab/><text:tab/><text:span text:style-name="T5">L</text:span></text:p>
      <text:p text:style-name="P3"/>
      <text:p text:style-name="P2">(list, parataxis)</text:p>
      <text:p text:style-name="P2">(orphan, goeswith, reparandum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2-03T13:01:18.016557007</meta:creation-date>
    <dc:date>2023-02-05T21:49:57.530628174</dc:date>
    <meta:editing-duration>P1DT10H48M15S</meta:editing-duration>
    <meta:editing-cycles>6</meta:editing-cycles>
    <meta:generator>LibreOffice/7.3.3.2$MacOSX_X86_64 LibreOffice_project/d1d0ea68f081ee2800a922cac8f79445e4603348</meta:generator>
    <meta:document-statistic meta:table-count="0" meta:image-count="0" meta:object-count="0" meta:page-count="2" meta:paragraph-count="47" meta:word-count="159" meta:character-count="1098" meta:non-whitespace-character-count="893"/>
  </office:meta>
</office:document-meta>
</file>